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76000002F8926B8132.png" manifest:media-type="image/png"/>
  <manifest:file-entry manifest:full-path="Pictures/10000000000000B3000000B3A109B2AC.png" manifest:media-type="image/png"/>
  <manifest:file-entry manifest:full-path="Pictures/1000000000000276000002F81A02DAB3.png" manifest:media-type="image/png"/>
  <manifest:file-entry manifest:full-path="Pictures/1000000000000276000002F8860ADECC.png" manifest:media-type="image/png"/>
  <manifest:file-entry manifest:full-path="Pictures/1000000000000276000002F85B5E8942.png" manifest:media-type="image/png"/>
  <manifest:file-entry manifest:full-path="Pictures/10000000000000B3000000B3065D589C.png" manifest:media-type="image/png"/>
  <manifest:file-entry manifest:full-path="Pictures/10000000000000B3000000B33CE26765.png" manifest:media-type="image/png"/>
  <manifest:file-entry manifest:full-path="Pictures/10000000000000B3000000B387CE972D.png" manifest:media-type="image/png"/>
  <manifest:file-entry manifest:full-path="Pictures/10000000000000B3000000B34329A209.png" manifest:media-type="image/png"/>
  <manifest:file-entry manifest:full-path="Pictures/10000000000000B3000000B35B53054A.png" manifest:media-type="image/png"/>
  <manifest:file-entry manifest:full-path="Pictures/10000000000000B3000000B36F81F23D.png" manifest:media-type="image/png"/>
  <manifest:file-entry manifest:full-path="Pictures/10000000000000B3000000B3BC4FE1E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035cm" draw:marker-start-width="0.253cm" draw:marker-end-width="0.25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659cm" fo:min-width="2.1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.185cm" fo:min-width="40.295cm" loext:decorative="fals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0.574cm" fo:min-width="3.7cm" loext:decorative="fals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0.574cm" fo:min-width="3.601cm" loext:decorative="false"/>
    </style:style>
    <style:style style:name="gr7" style:family="graphic" style:parent-style-name="objectwithoutfill">
      <style:graphic-properties draw:stroke="dash" draw:stroke-dash="Long_20_Dash" svg:stroke-width="0.081cm" svg:stroke-color="#000000" draw:marker-start-width="0.321cm" draw:marker-end-width="0.321cm" svg:stroke-linecap="butt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standard">
      <style:graphic-properties draw:stroke="none" svg:stroke-color="#000000" draw:fill="none" draw:fill-color="#ffffff" fo:min-height="0.89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3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1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style:font-name="Times New Roman" fo:font-size="22pt" style:font-size-asian="22pt" style:font-size-complex="22pt"/>
    </style:style>
    <style:style style:name="P4" style:family="paragraph">
      <loext:graphic-properties draw:fill="none" draw:fill-color="#ffffff"/>
      <style:text-properties style:font-name="Times New Roman" fo:font-size="22pt" style:font-size-asian="22pt" style:font-size-complex="22pt"/>
    </style:style>
    <style:style style:name="T1" style:family="text">
      <style:text-properties style:font-name="Times New Ro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6.216cm" svg:height="7.499cm" svg:x="21.3cm" svg:y="-0.1cm">
          <draw:image xlink:href="Pictures/1000000000000276000002F8926B8132.png" xlink:type="simple" xlink:show="embed" xlink:actuate="onLoad" draw:mime-type="image/png">
            <text:p/>
          </draw:image>
        </draw:frame>
        <draw:custom-shape draw:style-name="gr2" draw:text-style-name="P2" draw:layer="layout" svg:width="2.65cm" svg:height="1.909cm" svg:x="21.185cm" svg:y="-0.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measurelines" svg:width="6.216cm" svg:height="7.499cm" svg:x="31.3cm" svg:y="-0.1cm">
          <draw:image xlink:href="Pictures/1000000000000276000002F8860ADECC.png" xlink:type="simple" xlink:show="embed" xlink:actuate="onLoad" draw:mime-type="image/png">
            <text:p/>
          </draw:image>
        </draw:frame>
        <draw:frame draw:style-name="gr3" draw:text-style-name="P1" draw:layer="measurelines" svg:width="6.216cm" svg:height="7.499cm" svg:x="11.3cm" svg:y="-0.1cm">
          <draw:image xlink:href="Pictures/1000000000000276000002F85B5E8942.png" xlink:type="simple" xlink:show="embed" xlink:actuate="onLoad" draw:mime-type="image/png">
            <text:p/>
          </draw:image>
        </draw:frame>
        <draw:frame draw:style-name="gr3" draw:text-style-name="P1" draw:layer="measurelines" svg:width="6.216cm" svg:height="7.499cm" svg:x="1.329cm" svg:y="-0.1cm">
          <draw:image xlink:href="Pictures/1000000000000276000002F81A02DAB3.png" xlink:type="simple" xlink:show="embed" xlink:actuate="onLoad" draw:mime-type="image/png">
            <text:p/>
          </draw:image>
        </draw:frame>
        <draw:custom-shape draw:style-name="gr4" draw:text-style-name="P2" draw:layer="layout" svg:width="40.795cm" svg:height="2.435cm" svg:x="0.266cm" svg:y="7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0.824cm" svg:x="-2.695cm" svg:y="-1.4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01cm" svg:height="10.824cm" svg:x="37.28cm" svg:y="-1.4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01cm" svg:height="10.824cm" svg:x="27.393cm" svg:y="-1.4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01cm" svg:height="10.824cm" svg:x="17.332cm" svg:y="-1.4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0.824cm" svg:x="7.421cm" svg:y="-1.403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.562cm" svg:y1="54.362cm" svg:x2="80.565cm" svg:y2="54.362cm">
          <text:p/>
        </draw:line>
        <draw:frame draw:style-name="gr3" draw:text-style-name="P1" draw:layer="measurelines" svg:width="2.971cm" svg:height="2.971cm" svg:x="10.184cm" svg:y="0.1cm">
          <draw:image xlink:href="Pictures/10000000000000B3000000B3A109B2AC.png" xlink:type="simple" xlink:show="embed" xlink:actuate="onLoad" draw:mime-type="image/png">
            <text:p/>
          </draw:image>
        </draw:frame>
        <draw:frame draw:style-name="gr3" draw:text-style-name="P1" draw:layer="measurelines" svg:width="2.971cm" svg:height="2.971cm" svg:x="16.4cm" svg:y="4.4cm">
          <draw:image xlink:href="Pictures/10000000000000B3000000B3065D589C.png" xlink:type="simple" xlink:show="embed" xlink:actuate="onLoad" draw:mime-type="image/png">
            <text:p/>
          </draw:image>
        </draw:frame>
        <draw:frame draw:style-name="gr3" draw:text-style-name="P1" draw:layer="measurelines" svg:width="2.971cm" svg:height="2.971cm" svg:x="0.013cm" svg:y="0.018cm">
          <draw:image xlink:href="Pictures/10000000000000B3000000B33CE26765.png" xlink:type="simple" xlink:show="embed" xlink:actuate="onLoad" draw:mime-type="image/png">
            <text:p/>
          </draw:image>
        </draw:frame>
        <draw:frame draw:style-name="gr3" draw:text-style-name="P1" draw:layer="measurelines" svg:width="2.971cm" svg:height="2.971cm" svg:x="6.481cm" svg:y="4.489cm">
          <draw:image xlink:href="Pictures/10000000000000B3000000B387CE972D.png" xlink:type="simple" xlink:show="embed" xlink:actuate="onLoad" draw:mime-type="image/png">
            <text:p/>
          </draw:image>
        </draw:frame>
        <draw:frame draw:style-name="gr3" draw:text-style-name="P1" draw:layer="measurelines" svg:width="2.971cm" svg:height="2.971cm" svg:x="20.1cm" svg:y="0.1cm">
          <draw:image xlink:href="Pictures/10000000000000B3000000B34329A209.png" xlink:type="simple" xlink:show="embed" xlink:actuate="onLoad" draw:mime-type="image/png">
            <text:p/>
          </draw:image>
        </draw:frame>
        <draw:frame draw:style-name="gr3" draw:text-style-name="P1" draw:layer="measurelines" svg:width="2.971cm" svg:height="2.971cm" svg:x="26.4cm" svg:y="4.4cm">
          <draw:image xlink:href="Pictures/10000000000000B3000000B35B53054A.png" xlink:type="simple" xlink:show="embed" xlink:actuate="onLoad" draw:mime-type="image/png">
            <text:p/>
          </draw:image>
        </draw:frame>
        <draw:frame draw:style-name="gr3" draw:text-style-name="P1" draw:layer="measurelines" svg:width="2.971cm" svg:height="2.971cm" svg:x="30.1cm" svg:y="0.1cm">
          <draw:image xlink:href="Pictures/10000000000000B3000000B36F81F23D.png" xlink:type="simple" xlink:show="embed" xlink:actuate="onLoad" draw:mime-type="image/png">
            <text:p/>
          </draw:image>
        </draw:frame>
        <draw:frame draw:style-name="gr3" draw:text-style-name="P1" draw:layer="measurelines" svg:width="2.971cm" svg:height="2.971cm" svg:x="36.4cm" svg:y="4.4cm">
          <draw:image xlink:href="Pictures/10000000000000B3000000B3BC4FE1ED.png" xlink:type="simple" xlink:show="embed" xlink:actuate="onLoad" draw:mime-type="image/png">
            <text:p/>
          </draw:image>
        </draw:frame>
        <draw:frame draw:style-name="gr8" draw:text-style-name="P4" draw:layer="layout" svg:width="4.294cm" svg:height="1.141cm" svg:x="13.065cm" svg:y="8.198cm">
          <draw:text-box>
            <text:p text:style-name="P3"><text:span text:style-name="T1">(b) IBRNet</text:span></text:p>
          </draw:text-box>
        </draw:frame>
        <draw:frame draw:style-name="gr9" draw:text-style-name="P4" draw:layer="layout" svg:width="5.692cm" svg:height="1.31cm" svg:x="22.569cm" svg:y="8.228cm">
          <draw:text-box>
            <text:p text:style-name="P3"><text:span text:style-name="T1">(c) MVSNeRF</text:span></text:p>
          </draw:text-box>
        </draw:frame>
        <draw:frame draw:style-name="gr10" draw:text-style-name="P4" draw:layer="layout" svg:width="7.062cm" svg:height="1.385cm" svg:x="31.985cm" svg:y="8.222cm">
          <draw:text-box>
            <text:p text:style-name="P3"><text:span text:style-name="T1">(d) GeoNeRF (ours)</text:span></text:p>
          </draw:text-box>
        </draw:frame>
        <draw:frame draw:style-name="gr11" draw:text-style-name="P4" draw:layer="layout" svg:width="6.139cm" svg:height="1.11cm" svg:x="2.17cm" svg:y="8.141cm">
          <draw:text-box>
            <text:p text:style-name="P3"><text:span text:style-name="T1">(a) Ground Tru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9.497cm" fo:page-height="9.9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5T12:21:49.060488644</meta:creation-date>
    <dc:date>2024-01-10T19:59:38.905000000</dc:date>
    <meta:editing-duration>P1DT12H41M25S</meta:editing-duration>
    <meta:editing-cycles>191</meta:editing-cycles>
    <meta:generator>LibreOffice/7.6.4.1$Windows_X86_64 LibreOffice_project/e19e193f88cd6c0525a17fb7a176ed8e6a3e2aa1</meta:generator>
    <meta:document-statistic meta:object-count="24"/>
  </office:meta>
</office:document-meta>
</file>